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VENIQ Pets – Funder &amp; Partner Language Guide</text:p>
      <text:h text:style-name="Heading_20_1" text:outline-level="1">Positioning Principle</text:h>
      <text:p text:style-name="Standard">PROVENIQ Pets does not claim to eliminate pet loss or emergency failures. It provides measurable coordination and accountability where none previously existed.</text:p>
      <text:h text:style-name="Heading_20_1" text:outline-level="1">Approved Language</text:h>
      <text:p text:style-name="Standard">• “Observed improvement during pilot deployment”<text:line-break/>• “Measured reduction in response time”<text:line-break/>• “Introduced first auditable routing mechanism”<text:line-break/>• “Enabled structured community intelligence”</text:p>
      <text:h text:style-name="Heading_20_1" text:outline-level="1">Prohibited Language</text:h>
      <text:p text:style-name="Standard">• “Guarantees recovery”<text:line-break/>• “Ensures emergency response”<text:line-break/>• “Replaces shelters or animal control”<text:line-break/>• “Universal solution”</text:p>
      <text:h text:style-name="Heading_20_1" text:outline-level="1">Risk-Aware Framing</text:h>
      <text:p text:style-name="Standard">Emergency outcomes are framed as improved access and documentation, not medical or enforcement guarantees.</text:p>
      <text:h text:style-name="Heading_20_1" text:outline-level="1">Trust Signal Language</text:h>
      <text:p text:style-name="Standard">“Designed to reduce harm during already stressful situations.”<text:line-break/>“Built to operate within real-world constraints.”<text:line-break/>“Focused on transparency, not promises.”</text:p>
      <text:h text:style-name="Heading_20_1" text:outline-level="1">Closing Guidance</text:h>
      <text:p text:style-name="Standard">Confidence is established through clarity, boundaries, and evidence—not optimis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5.2$Windows_X86_64 LibreOffice_project/bffef4ea93e59bebbeaf7f431bb02b1a39ee8a59</meta:generator>
    <meta:document-statistic meta:table-count="0" meta:image-count="0" meta:object-count="0" meta:page-count="1" meta:paragraph-count="13" meta:word-count="124" meta:character-count="958" meta:non-whitespace-character-count="847"/>
    <meta:user-defined meta:name="AppVersion">14.0000</meta:user-defined>
    <meta:template xlink:type="simple" xlink:actuate="onRequest" xlink:title="Normal.dotm" xlink:href=""/>
  </office:meta>
</office:document-meta>
</file>